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office:version="1.2">
  <office:scripts/>
  <office:font-face-decls>
    <style:font-face style:name="Linux Biolinum O" svg:font-family="Linux Biolinum O" style:font-pitch="variable"/>
  </office:font-face-decls>
  <office:automatic-styles>
    <style:style style:name="Roman" style:family="paragraph" style:parent-style-name="Roman">
      <style:text-properties style:font-name="Linux Biolinum O"/>
    </style:style>
  </office:automatic-styles>
  <office:body>
    <office:text>
      <text:p text:style-name="Arabic">فالَك للسمال القديم عن أيضا وَپَتَ أفيون ۔ اعني كَسُمْبَ ۔ تُوُلَ</text:p>
      <text:p text:style-name="Roman">fālak lssmāl ālqḏı̄m 'n ı̄ḍā wapaṯa fı̄ūn . ā'nı̄ kasumba . ṯuwula
 (1)</text:p>
      <text:p text:style-name="Arabic">مُوْجَ ۔ اَعْنِي وِزَانِ وَرُپي مُوْجَ ۔ نَتِنْدِ نُصُ رَطْلِ ۔ أكَسَلِّطِ پَمُوْجَ ڤِتُ</text:p>
      <text:p text:style-name="Roman">mūja . a'nii wizāni warupı̄ mūja . naṯinḏi nuṣu raṭli . kasaliّṭi pamūja viṯu
 (2)</text:p>
      <text:p text:style-name="Arabic">ڤِوِلِ هِڤِ بَعْدَ يَكُوُنْدْشَ كُنْغُوَ نَ تِنْدِ ۔ اُكَڤِپُنْدَ حَتَ ڤِكَوَ كِتُ كِمُوْجَ ۔ تِنَ</text:p>
      <text:p text:style-name="Roman">viwili hivi ba'ḏa yakuwunḏsha kunḡuwa na ṯinḏi . ukavipunḏa ḥaṯa vikawa kiṯu kimūja . ṯina
 (3)</text:p>
      <text:p text:style-name="Arabic">اُكَپَتَ ڤِتُنْغُوُ مَاجِ ڤِكُبْوَ ڤِكُبْوَ اُكَڤِتُوَ نْيَمَ زَنْدَنِ ڤِكَوَ كَمَ ڤِبُيُ كَمَ هِڤِ۔</text:p>
      <text:p text:style-name="Roman">ukapaṯa viṯunḡuwu māji vikubwa vikubwa ukaviṯuwa nyama zanḏani vikawa kama vibuyu kama hivi.
 (4)</text:p>
      <text:p text:style-name="Arabic">اَعنى ڤِكَوَ وَزِ ۔ تِنَ اُكَفُنْدِيَ اِلِ تِنْدِ اِلِيُ پُنْدْوَ نَكَسُمْبَ پَمُوْجَ ۔ نْدَنِ يَكِ ۔ بَسِ</text:p>
      <text:p text:style-name="Roman">a'nı̄ vikawa wazi . ṯina ukafunḏiya ili ṯinḏi iliyu punḏwa nakasumba pamūja . nḏani yaki . basi
 (5)</text:p>
      <text:p text:style-name="Arabic">قَدِ ڤِتُنْغُوُ ڤِتَكَڤُ اِنِيَ ۔ تِنَ اُكَزِبَ مِدُ مُوْنِ مْوَكِ كْوَ نْيَمَ نَ ڤِتُنْغُوُ ۔ اَعْنِي</text:p>
      <text:p text:style-name="Roman">qaḏi viṯunḡuwu viṯakavu iniya . ṯina ukaziba miḏu mūni mwaki kwa nyama na viṯunḡuwu . a'nii
 (6)</text:p>
      <text:p text:style-name="Arabic">ڤِوِ كَمَ حَڤِكُتُلِوَ كِتُ نْدَنِ يَكِ ۔ تِنَ اُكَپُنْدَ وُنغَ وَ نغَنُ ۔ كِتُنْغِ كَمَ شَاْمْكَتِ ۔ تِنَ</text:p>
      <text:p text:style-name="Roman">viwi kama ḥavikuṯuliwa kiṯu nḏani yaki . ṯina ukapunḏa wunḡa wa nḡanu . kiṯunḡi kama shāmkaṯi . ṯina
 (7)</text:p>
      <text:p text:style-name="Arabic">اُكَكِڤِرِنْغِيَ ڤِلِ ڤِتُنْغُوُ اُكَڤِزِبَ كَبِسَ ۔ كِشَ اُكَڤِتِيَ كَتِكَ مُوْتُ ۔ كَمَ كَتِكَ </text:p>
      <text:p text:style-name="Roman">ukakivirinḡiya vili viṯunḡuwu ukaviziba kabisa . kisha ukaviṯiya kaṯika mūṯu . kama kaṯika 
 (8)</text:p>
      <text:p text:style-name="Arabic">تَنُوْرِ نَيُ نْدِيُ بُوْرَ كُلِكُ مُوْتُ تُو ۔ حَتَى اُتَكَپُ وُنَ وُلِ وُنْغَ وُمِ اُنْغُوَ وُتِ</text:p>
      <text:p text:style-name="Roman">ṯanūri nayu nḏiyu būra kuliku mūṯu ṯuu . ḥaṯay uṯakapu wuna wuli wunḡa wumi unḡuwa wuṯi
 (9)</text:p>
      <text:p text:style-name="Arabic">وَمِ كُوَ مْوِوُسِ ۔ اُتُوِ كَتِكَ مُوْتُ ۔ نَوَقَتِ هُوُ اِتَكُوَ ڤِتُنْغُوُ ڤِمِ كْوِڤَ ۔ نَسِرِ يَكِ</text:p>
      <text:p text:style-name="Roman">wami kuwa mwiwusi . uṯuwi kaṯika mūṯu . nawaqaṯi huwu iṯakuwa viṯunḡuwu vimi kwiva . nasiri yaki
 (10)</text:p>
      <text:p text:style-name="Arabic">يُوْتِ اِمِ اِنْغِيَ نْدَنِ يَا اِلِتِنْدِ اِلِيُ فُنْدِوَ نْدَنِ يَكِ پَمُوْجَ نَكَسُمْبَ ۔ اُكِشَ هِئُ </text:p>
      <text:p text:style-name="Roman">yūṯi imi inḡiya nḏani yā iliṯinḏi iliyu funḏiwa nḏani yaki pamūja nakasumba . ukisha hiu 
 (11)</text:p>
      <text:p text:style-name="Arabic">وِكَ دَوَا هِيُ حَتَى اِپُوِ مُوْتُ اُيْوِكِ مَحَلِ پَزُوْرِ اِسِنْغِيِ تَكَتَكَ ۔ كَمَ كَتِكَ تُوْپَ</text:p>
      <text:p text:style-name="Roman">wika ḏawā hiyu ḥaṯay ipuwi mūṯu uywiki maḥali pazūri isinḡiyi ṯakaṯaka . kama kaṯika ṯūpa
 (12)</text:p>
      <text:p text:style-name="Arabic">مثل ۔ دَوَا هِيِ اَكِتُمِيَ مْتُ مْوِنَيِ السمال القديم حبة حبة ۔ اَصُبُحِ ۔ نَمْشَانَ</text:p>
      <text:p text:style-name="Roman">mthl . ḏawā hiyi akiṯumiya mṯu mwinayi āssmāl ālqḏı̄m ḥbة ḥbة . aṣubuḥi . namshāna
 (13)</text:p>
      <text:p text:style-name="Arabic">نَجِوُنِ ۔ ان شاء الله تعالى كْوَ مُدَ وَ سِيْكُ شَاشِ كَمَ تَانُ اَوْ سَبَعَ ۔ اَپَتَ نَفْعٌ</text:p>
      <text:p text:style-name="Roman">najiwuni . ān shā āllh ṯ'ālı̄ kwa muḏa wa sı̄ku shāshi kama ṯānu aw saba'a . apaṯa naf'ⁿ
 (14)</text:p>
      <text:p text:style-name="Arabic">باذن الله تعالى ۔ نَقَدْرِ يَحَبّه مُوْجَ نِكَمَ حَبَّه يَمْتَامَ ۔ پَمُوْجَ نَكُتَزَمَ حَالِ يَا</text:p>
      <text:p text:style-name="Roman">bādhn āllh ṯ'ālı̄ . naqaḏri yaḥabbh mūja nikama ḥabbah yamṯāma . pamūja nakuṯazama ḥāli yā
 (15)</text:p>
      <text:p text:style-name="Arabic">مَڠُنْجَوَ ۔ نْغُڤُ زَكِ نَوُضَعِيْفُ وَكِ ۔ اعنى اَكِوَ نَنْغَڤُ اَثَزِدِشَ كِدُڠُ فالله اعلم</text:p>
      <text:p text:style-name="Roman">magunjawa . nḡuvu zaki nawuḍa'ı̄fu waki . ā'nı̄ akiwa nanḡavu athaziḏisha kiḏugu fāllh ā'lm
 (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Linux Biolinum O" style:font-pitch="variable"/>
    <style:font-face style:name="Scheherazade" svg:font-family="Scheherazad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7:36:42.316607663</meta:creation-date>
    <meta:editing-duration>P0D</meta:editing-duration>
    <meta:editing-cycles>2</meta:editing-cycles>
    <meta:generator>LibreOffice/4.2.4.2$Linux_X86_64 LibreOffice_project/420m0$Build-2</meta:generator>
    <dc:title>andika</dc:title>
    <meta:initial-creator>Kevin Donnelly</meta:initial-creator>
    <dc:date>2014-08-21T17:49:59.866725578</dc:date>
    <dc:creator>Kevin Donnelly</dc:creator>
    <meta:document-statistic meta:table-count="0" meta:image-count="0" meta:object-count="0" meta:page-count="1" meta:paragraph-count="12" meta:word-count="80" meta:character-count="403" meta:non-whitespace-character-count="334"/>
    <meta:template xlink:type="simple" xlink:actuate="onRequest" xlink:title="andika" xlink:href="../../../../../data/libreoffice/templates/andika.ott" meta:date="2014-08-21T17:36:42.007576131"/>
  </office:meta>
</office:document-meta>
</file>